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title">
            <text:p>title</text:p>
          </table:table-cell>
          <table:table-cell table:style-name="pd1" office:value-type="string" office:string-value="description">
            <text:p>description</text:p>
          </table:table-cell>
          <table:table-cell table:style-name="pd1" office:value-type="string" office:string-value="location">
            <text:p>location</text:p>
          </table:table-cell>
          <table:table-cell table:style-name="pd1" office:value-type="string" office:string-value="salary">
            <text:p>salary</text:p>
          </table:table-cell>
          <table:table-cell table:style-name="pd1" office:value-type="string" office:string-value="type">
            <text:p>type</text:p>
          </table:table-cell>
        </table:table-row>
        <table:table-row>
          <table:table-cell office:value-type="string" office:string-value="Frontend Developer">
            <text:p>Frontend Developer</text:p>
          </table:table-cell>
          <table:table-cell office:value-type="string" office:string-value="Build React applications">
            <text:p>Build React applications</text:p>
          </table:table-cell>
          <table:table-cell office:value-type="string" office:string-value="Lahore, PK">
            <text:p>Lahore, PK</text:p>
          </table:table-cell>
          <table:table-cell office:value-type="float" office:value="50000">
            <text:p>50000</text:p>
          </table:table-cell>
          <table:table-cell office:value-type="string" office:string-value="FULL_TIME">
            <text:p>FULL_TIME</text:p>
          </table:table-cell>
        </table:table-row>
        <table:table-row>
          <table:table-cell office:value-type="string" office:string-value="Backend Developer">
            <text:p>Backend Developer</text:p>
          </table:table-cell>
          <table:table-cell office:value-type="string" office:string-value="Develop REST APIs">
            <text:p>Develop REST APIs</text:p>
          </table:table-cell>
          <table:table-cell office:value-type="string" office:string-value="Karachi, PK">
            <text:p>Karachi, PK</text:p>
          </table:table-cell>
          <table:table-cell office:value-type="float" office:value="60000">
            <text:p>60000</text:p>
          </table:table-cell>
          <table:table-cell office:value-type="string" office:string-value="FULL_TIME">
            <text:p>FULL_TIME</text:p>
          </table:table-cell>
        </table:table-row>
        <table:table-row>
          <table:table-cell office:value-type="string" office:string-value="UX Designer">
            <text:p>UX Designer</text:p>
          </table:table-cell>
          <table:table-cell office:value-type="string" office:string-value="Design user interfaces">
            <text:p>Design user interfaces</text:p>
          </table:table-cell>
          <table:table-cell office:value-type="string" office:string-value="Remote">
            <text:p>Remote</text:p>
          </table:table-cell>
          <table:table-cell office:value-type="float" office:value="40000">
            <text:p>40000</text:p>
          </table:table-cell>
          <table:table-cell office:value-type="string" office:string-value="CONTRACT">
            <text:p>CONTRACT</text:p>
          </table:table-cell>
        </table:table-row>
        <table:table-row>
          <table:table-cell office:value-type="string" office:string-value="Data Analyst">
            <text:p>Data Analyst</text:p>
          </table:table-cell>
          <table:table-cell office:value-type="string" office:string-value="Analyze business data">
            <text:p>Analyze business data</text:p>
          </table:table-cell>
          <table:table-cell office:value-type="string" office:string-value="Islamabad, PK">
            <text:p>Islamabad, PK</text:p>
          </table:table-cell>
          <table:table-cell office:value-type="float" office:value="45000">
            <text:p>45000</text:p>
          </table:table-cell>
          <table:table-cell office:value-type="string" office:string-value="PART_TIME">
            <text:p>PART_TIME</text:p>
          </table:table-cell>
        </table:table-row>
        <table:table-row>
          <table:table-cell office:value-type="string" office:string-value="Intern Developer">
            <text:p>Intern Developer</text:p>
          </table:table-cell>
          <table:table-cell office:value-type="string" office:string-value="Support development team">
            <text:p>Support development team</text:p>
          </table:table-cell>
          <table:table-cell office:value-type="string" office:string-value="Lahore, PK">
            <text:p>Lahore, PK</text:p>
          </table:table-cell>
          <table:table-cell office:value-type="float" office:value="0">
            <text:p/>
          </table:table-cell>
          <table:table-cell office:value-type="string" office:string-value="INTERNSHIP">
            <text:p>INTERNSHI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